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TypeAnnotationProcesso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hannelTypeAnnotationProcessor.writeChannelClass( PrintWriter pw , InterfaceDeclara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hannelTypeAnnotationProcessor.writeChannelListenerClass( PrintWriter pw , InterfaceDeclara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hannelTypeAnnotationProcessor.ChannelTypeAnnotationProcessor( AnnotationTypeDeclaration atd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